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40000014BDC231ED373C44A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图像1" text:anchor-type="char" svg:width="15.981cm" svg:height="7.306cm" draw:z-index="0"><draw:image xlink:href="Pictures/10000201000002D40000014BDC231ED373C44A3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0T09:05:31.791531535</meta:creation-date>
    <meta:generator>LibreOffice/6.4.7.2$Linux_X86_64 LibreOffice_project/40$Build-2</meta:generator>
    <dc:date>2021-10-20T11:13:07.794498332</dc:date>
    <meta:editing-duration>PT1H56M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